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officeooo:paragraph-rsid="06cdf75a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3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3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44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45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4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49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0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2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1e9dd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6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6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63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4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6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7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68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69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70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71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72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73" style:family="paragraph">
      <loext:graphic-properties draw:fill="none"/>
      <style:paragraph-properties fo:text-align="center"/>
    </style:style>
    <style:style style:name="P74" style:family="paragraph">
      <loext:graphic-properties draw:fill="none"/>
      <style:paragraph-properties fo:text-align="center"/>
      <style:text-properties fo:font-size="12pt"/>
    </style:style>
    <style:style style:name="P75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style:style style:name="T2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company_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1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130968907200">
          <table:table-cell table:style-name="Table2.A1" office:value-type="string">
            <text:p text:style-name="P66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6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30968906944">
          <table:table-cell table:style-name="Table2.A2" office:value-type="string">
            <text:p text:style-name="P65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30924116784">
          <table:table-cell table:style-name="Table4.A1" office:value-type="string">
            <text:p text:style-name="P63">လစာဝင်ငွေခွန်နုတ်ယူပေးသွင်းခြင်းဆိုင်ရာ အထောက်အထား လက်မှတ်</text:p>
            <text:p text:style-name="P64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130976004208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42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130976006512">
          <table:table-cell table:style-name="Table5.A1" office:value-type="string">
            <text:p text:style-name="P60"><draw:line text:anchor-type="paragraph" draw:z-index="5" draw:name="Shape3_0" draw:style-name="gr1" draw:text-style-name="P73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5"/>
          </table:table-cell>
          <table:table-cell table:style-name="Table5.A1" table:number-rows-spanned="2" office:value-type="string">
            <text:p text:style-name="P58"><draw:line text:anchor-type="paragraph" draw:z-index="12" draw:name="Shape3_8" draw:style-name="gr1" draw:text-style-name="P73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59"><draw:line text:anchor-type="paragraph" draw:z-index="13" draw:name="Shape3_9" draw:style-name="gr1" draw:text-style-name="P73" svg:x1="0.0362in" svg:y1="0.2335in" svg:x2="3.8319in" svg:y2="0.2335in"><text:p/></draw:line></text:p>
          </table:table-cell>
        </table:table-row>
        <table:table-row table:style-name="TableLine2130976006512">
          <table:table-cell table:style-name="Table5.A1" office:value-type="string">
            <text:p text:style-name="P61"><draw:line text:anchor-type="paragraph" draw:z-index="6" draw:name="Shape3_1" draw:style-name="gr1" draw:text-style-name="P73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5"/>
          </table:table-cell>
          <table:covered-table-cell/>
        </table:table-row>
        <table:table-row table:style-name="TableLine2130976006512">
          <table:table-cell table:style-name="Table5.A1" office:value-type="string">
            <text:p text:style-name="P61"><draw:line text:anchor-type="paragraph" draw:z-index="7" draw:name="Shape3_2" draw:style-name="gr1" draw:text-style-name="P73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62"><draw:line text:anchor-type="paragraph" draw:z-index="15" draw:name="Shape3_11" draw:style-name="gr1" draw:text-style-name="P73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130976006512">
          <table:table-cell table:style-name="Table5.A1" office:value-type="string">
            <text:p text:style-name="P56"><draw:line text:anchor-type="paragraph" draw:z-index="11" draw:name="Shape3_3" draw:style-name="gr1" draw:text-style-name="P73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56"><draw:line text:anchor-type="paragraph" draw:z-index="8" draw:name="Shape3_4" draw:style-name="gr1" draw:text-style-name="P73" svg:x1="0.0827in" svg:y1="0.1811in" svg:x2="3.3693in" svg:y2="0.1811in"><text:p/></draw:line><draw:line text:anchor-type="paragraph" draw:z-index="14" draw:name="Shape3_10" draw:style-name="gr1" draw:text-style-name="P73" svg:x1="3.7744in" svg:y1="0.1811in" svg:x2="7.5701in" svg:y2="0.1811in"><text:p/></draw:line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67"><draw:line text:anchor-type="paragraph" draw:z-index="16" draw:name="Shape3_12" draw:style-name="gr1" draw:text-style-name="P74" svg:x1="0.4858in" svg:y1="0.1957in" svg:x2="3.8311in" svg:y2="0.1957in"><text:p/></draw:line>လိပ်စာ <text:s/><text:user-field-get text:name="py3o.o.company_id.street">company_street</text:user-field-get></text:p>
          </table:table-cell>
        </table:table-row>
        <table:table-row table:style-name="TableLine2130976006512">
          <table:table-cell table:style-name="Table5.A1" office:value-type="string">
            <text:p text:style-name="P56"><draw:line text:anchor-type="paragraph" draw:z-index="9" draw:name="Shape3_6" draw:style-name="gr1" draw:text-style-name="P74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5"/>
          </table:table-cell>
          <table:table-cell table:style-name="Table5.A1" table:number-rows-spanned="2" office:value-type="string">
            <text:p text:style-name="P67"><draw:line text:anchor-type="paragraph" draw:z-index="17" draw:name="Shape3_13" draw:style-name="gr1" draw:text-style-name="P73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130976006512">
          <table:table-cell table:style-name="Table5.A1" office:value-type="string">
            <text:p text:style-name="P56"><draw:line text:anchor-type="paragraph" draw:z-index="10" draw:name="Shape3_7" draw:style-name="gr1" draw:text-style-name="P73" svg:x1="1.9563in" svg:y1="0.2067in" svg:x2="3.3689in" svg:y2="0.202in"><text:p/></draw:line><draw:line text:anchor-type="paragraph" draw:z-index="18" draw:name="Shape3_14" draw:style-name="gr1" draw:text-style-name="P73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5"/>
          </table:table-cell>
          <table:covered-table-cell/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130975136400">
          <table:table-cell table:style-name="Table10.A1" office:value-type="string">
            <text:p text:style-name="P24">စဥ်</text:p>
            <text:p text:style-name="P8"/>
          </table:table-cell>
          <table:table-cell table:style-name="Table10.A1" office:value-type="string">
            <text:p text:style-name="P24">လအမည်</text:p>
            <text:p text:style-name="P8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8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8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8"/>
          </table:table-cell>
          <table:table-cell table:style-name="Table10.F1" office:value-type="string">
            <text:p text:style-name="P24">လက်မှတ်</text:p>
            <text:p text:style-name="P8"/>
          </table:table-cell>
        </table:table-row>
        <table:table-row table:style-name="TableLine2130975221136">
          <table:table-cell table:style-name="Table10.A13" office:value-type="string">
            <text:p text:style-name="P16">၁</text:p>
          </table:table-cell>
          <table:table-cell table:style-name="Table10.B13" office:value-type="string">
            <text:p text:style-name="P22">ဧပြီ</text:p>
          </table:table-cell>
          <table:table-cell table:style-name="Table10.C13" office:value-type="string">
            <text:p text:style-name="P70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7792">
          <table:table-cell table:style-name="Table10.A13" office:value-type="string">
            <text:p text:style-name="P17">၂</text:p>
          </table:table-cell>
          <table:table-cell table:style-name="Table10.B13" office:value-type="string">
            <text:p text:style-name="P22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7280">
          <table:table-cell table:style-name="Table10.A13" office:value-type="string">
            <text:p text:style-name="P17">၃</text:p>
          </table:table-cell>
          <table:table-cell table:style-name="Table10.B13" office:value-type="string">
            <text:p text:style-name="P23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1120">
          <table:table-cell table:style-name="Table10.A13" office:value-type="string">
            <text:p text:style-name="P16">၄</text:p>
          </table:table-cell>
          <table:table-cell table:style-name="Table10.B13" office:value-type="string">
            <text:p text:style-name="P22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1632">
          <table:table-cell table:style-name="Table10.A13" office:value-type="string">
            <text:p text:style-name="P16">၅</text:p>
          </table:table-cell>
          <table:table-cell table:style-name="Table10.B13" office:value-type="string">
            <text:p text:style-name="P22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8048">
          <table:table-cell table:style-name="Table10.A13" office:value-type="string">
            <text:p text:style-name="P16">၆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8304">
          <table:table-cell table:style-name="Table10.A13" office:value-type="string">
            <text:p text:style-name="P16">၇</text:p>
          </table:table-cell>
          <table:table-cell table:style-name="Table10.B13" office:value-type="string">
            <text:p text:style-name="P22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3680">
          <table:table-cell table:style-name="Table10.A13" office:value-type="string">
            <text:p text:style-name="P17">၈</text:p>
          </table:table-cell>
          <table:table-cell table:style-name="Table10.B13" office:value-type="string">
            <text:p text:style-name="P22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6000">
          <table:table-cell table:style-name="Table10.A13" office:value-type="string">
            <text:p text:style-name="P17">၉</text:p>
          </table:table-cell>
          <table:table-cell table:style-name="Table10.B13" office:value-type="string">
            <text:p text:style-name="P22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4704">
          <table:table-cell table:style-name="Table10.A13" office:value-type="string">
            <text:p text:style-name="P16">၁၀</text:p>
          </table:table-cell>
          <table:table-cell table:style-name="Table10.B13" office:value-type="string">
            <text:p text:style-name="P22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4448">
          <table:table-cell table:style-name="Table10.A13" office:value-type="string">
            <text:p text:style-name="P16">၁၁</text:p>
          </table:table-cell>
          <table:table-cell table:style-name="Table10.B13" office:value-type="string">
            <text:p text:style-name="P22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9328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2130975142800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30924405088">
          <table:table-cell table:style-name="Table7.A1" table:number-columns-spanned="3" office:value-type="string">
            <text:p text:style-name="P34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26">အထက်ပါ အချက်အလက်များ မှန်ကန်ပါသည်။</text:p>
            <text:p text:style-name="P11"><draw:custom-shape text:anchor-type="paragraph" draw:z-index="0" draw:name="Shape1" draw:style-name="gr4" draw:text-style-name="P73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30924405856">
          <table:table-cell table:style-name="Table7.A2" table:number-columns-spanned="3" office:value-type="string">
            <text:p text:style-name="P37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44">နှုတ်ယူ</text:p>
            <text:p text:style-name="P44">ပေးသွင်းသူ </text:p>
            <text:p text:style-name="P45">ရုံးတံဆိပ်</text:p>
          </table:table-cell>
        </table:table-row>
        <table:table-row table:style-name="TableLine2130924409696">
          <table:table-cell table:style-name="Table7.A2" table:number-columns-spanned="3" office:value-type="string">
            <text:p text:style-name="P31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4412000">
          <table:table-cell table:style-name="Table7.A2" table:number-columns-spanned="3" office:value-type="string">
            <text:p text:style-name="P40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4412256">
          <table:table-cell table:style-name="Table7.A5" office:value-type="string">
            <text:p text:style-name="P30">(ဂ) အိမ်ထောင်ဖက် </text:p>
          </table:table-cell>
          <table:table-cell table:style-name="Table7.D1" office:value-type="string">
            <text:list xml:id="list2237419029" text:style-name="L1">
              <text:list-item>
                <text:p text:style-name="P52"><draw:custom-shape text:anchor-type="paragraph" draw:z-index="1" draw:name="Shape2" draw:style-name="gr3" draw:text-style-name="P75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2"><draw:custom-shape text:anchor-type="paragraph" draw:z-index="3" draw:name="Shape2_1" draw:style-name="gr2" draw:text-style-name="P75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84912">
          <table:table-cell table:style-name="Table7.A2" table:number-columns-spanned="3" office:value-type="string">
            <text:p text:style-name="P41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90288">
          <table:table-cell table:style-name="Table7.A2" table:number-columns-spanned="3" office:value-type="string">
            <text:p text:style-name="P40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95152">
          <table:table-cell table:style-name="Table7.A5" office:value-type="string">
            <text:p text:style-name="P32">(ဂ) အိမ်ထောင်ဖက်</text:p>
          </table:table-cell>
          <table:table-cell table:style-name="Table7.D1" office:value-type="string">
            <text:p text:style-name="P32"><draw:custom-shape text:anchor-type="paragraph" draw:z-index="4" draw:name="Shape2_2" draw:style-name="gr2" draw:text-style-name="P75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315980176" text:style-name="L2">
              <text:list-item>
                <text:p text:style-name="P53"><draw:custom-shape text:anchor-type="paragraph" draw:z-index="2" draw:name="Shape2_0" draw:style-name="gr2" draw:text-style-name="P75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94128">
          <table:table-cell table:style-name="Table7.A2" table:number-columns-spanned="3" office:value-type="string">
            <text:p text:style-name="P41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79792">
          <table:table-cell table:style-name="Table7.A2" table:number-columns-spanned="3" office:value-type="string">
            <text:p text:style-name="P31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86704">
          <table:table-cell table:style-name="Table7.A2" table:number-columns-spanned="3" office:value-type="string">
            <text:p text:style-name="P31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46">လက်မှတ်</text:p>
            <text:p text:style-name="P47">အမည် <text:s text:c="2"/><text:span text:style-name="T8"><text:user-field-get text:name="py3o.o.company_id.hr_head_id.name">hr_head</text:user-field-get></text:span></text:p>
            <text:p text:style-name="P48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47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47">လက်မှတ် ထုတ်ပေးသည့်‌နေ့</text:p>
          </table:table-cell>
        </table:table-row>
        <table:table-row table:style-name="TableLine2130925087984">
          <table:table-cell table:style-name="Table7.A2" table:number-columns-spanned="3" office:value-type="string">
            <text:p text:style-name="P31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80048">
          <table:table-cell table:style-name="Table7.A2" table:number-columns-spanned="3" office:value-type="string">
            <text:p text:style-name="P30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90544">
          <table:table-cell table:style-name="Table7.A2" table:number-columns-spanned="3" office:value-type="string">
            <text:p text:style-name="P30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43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130925094384">
          <table:table-cell table:style-name="Table7.A2" table:number-columns-spanned="3" office:value-type="string">
            <text:p text:style-name="P3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0"/>
          </table:table-cell>
        </table:table-row>
        <table:table-row table:style-name="TableLine2130925090800">
          <table:table-cell table:style-name="Table7.A2" table:number-columns-spanned="3" office:value-type="string">
            <text:p text:style-name="P29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1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30925082608">
          <table:table-cell table:style-name="Table9.A1" office:value-type="string">
            <text:p text:style-name="P35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35">ရှင်းလင်းချက်</text:p>
          </table:table-cell>
        </table:table-row>
        <table:table-row table:style-name="TableLine2130925084400">
          <table:table-cell table:style-name="Table9.A2" office:value-type="string">
            <text:p text:style-name="P2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8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8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8"/>
          </table:table-cell>
          <table:table-cell table:style-name="Table9.A2" office:value-type="string">
            <text:p text:style-name="P27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9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7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7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9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row table:style-name="TableLine2130925088752">
          <table:table-cell table:style-name="Table8.A1" office:value-type="string">
            <text:p text:style-name="P33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50"/>
      <text:p text:style-name="P49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2:56:24.541000000</dc:date>
    <meta:editing-duration>P1DT18H54M37S</meta:editing-duration>
    <meta:editing-cycles>965</meta:editing-cycles>
    <meta:document-statistic meta:table-count="7" meta:image-count="0" meta:object-count="0" meta:page-count="3" meta:paragraph-count="121" meta:word-count="411" meta:character-count="2598" meta:non-whitespace-character-count="2264"/>
  </office:meta>
</office:document-meta>
</file>